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Padrão">
        <draw:frame draw:style-name="gr1" draw:layer="layout" svg:width="10.583cm" svg:height="7.148cm" svg:x="10.003cm" svg:y="6.98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. ..</meta:initial-creator>
    <meta:creation-date>2008-11-28T16:00:32.01</meta:creation-date>
    <meta:editing-duration>PT06H22M48S</meta:editing-duration>
    <meta:editing-cycles>3</meta:editing-cycles>
    <dc:date>2008-11-28T22:23:28.79</dc:date>
    <dc:creator>. ..</dc:creator>
    <meta:generator>BrOffice.org/3.0$Win32 OpenOffice.org_project/300m9$Build-9358</meta:generator>
    <meta:document-statistic meta:object-count="24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5010" number:language="pt" number:country="BR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Verdana" style:font-style-name="Regular" style:font-family-generic="swiss" fo:font-size="7pt" fo:font-weight="bold" style:font-size-asian="8pt" style:font-size-complex="8pt"/>
    </style:style>
    <style:style style:name="ch3" style:family="chart">
      <style:chart-properties chart:percentage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fo:font-weight="bold" style:font-size-asian="8pt" style:font-size-complex="8pt"/>
    </style:style>
    <style:style style:name="ch5" style:family="chart" style:data-style-name="N501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fo:font-weight="bold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584cm" svg:height="7.149cm" chart:class="chart:bar" chart:style-name="ch1">
        <chart:legend chart:legend-position="end" svg:x="6.932cm" svg:y="2.407cm" chart:style-name="ch2"/>
        <chart:plot-area chart:style-name="ch3" chart:data-source-has-labels="both" svg:x="0.211cm" svg:y="0.67cm" svg:width="6.134cm" svg:height="6.193cm"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lHeightMap</text:p>
              </table:table-cell>
              <table:table-cell office:value-type="string">
                <text:p>CopyHeightMap</text:p>
              </table:table-cell>
              <table:table-cell office:value-type="string">
                <text:p>BuildVBOs</text:p>
              </table:table-cell>
            </table:table-row>
          </table:table-header-rows>
          <table:table-rows>
            <table:table-row>
              <table:table-cell office:value-type="string">
                <text:p>4</text:p>
              </table:table-cell>
              <table:table-cell office:value-type="float" office:value="32.2">
                <text:p>32.2</text:p>
              </table:table-cell>
              <table:table-cell office:value-type="float" office:value="58.6">
                <text:p>58.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.6">
                <text:p>66.6</text:p>
              </table:table-cell>
              <table:table-cell office:value-type="float" office:value="28.8">
                <text:p>28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.5">
                <text:p>80.5</text:p>
              </table:table-cell>
              <table:table-cell office:value-type="float" office:value="17.3">
                <text:p>17.3</text:p>
              </table:table-cell>
              <table:table-cell office:value-type="float" office:value="2.2">
                <text:p>2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